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5160000047185CB625331BA4149.jpg" manifest:media-type="image/jpeg"/>
  <manifest:file-entry manifest:full-path="Pictures/10000000000001660000007732B552A2F0D56285.jpg" manifest:media-type="image/jpe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2.499cm" style:rel-column-width="8190*"/>
    </style:style>
    <style:style style:name="Tabella1.B" style:family="table-column">
      <style:table-column-properties style:column-width="1.923cm" style:rel-column-width="6300*"/>
    </style:style>
    <style:style style:name="Tabella1.C" style:family="table-column">
      <style:table-column-properties style:column-width="0.663cm" style:rel-column-width="2173*"/>
    </style:style>
    <style:style style:name="Tabella1.D" style:family="table-column">
      <style:table-column-properties style:column-width="2.413cm" style:rel-column-width="7907*"/>
    </style:style>
    <style:style style:name="Tabella1.E" style:family="table-column">
      <style:table-column-properties style:column-width="2.117cm" style:rel-column-width="6936*"/>
    </style:style>
    <style:style style:name="Tabella1.F" style:family="table-column">
      <style:table-column-properties style:column-width="0.383cm" style:rel-column-width="1254*"/>
    </style:style>
    <style:style style:name="Tabella1.G" style:family="table-column">
      <style:table-column-properties style:column-width="5.001cm" style:rel-column-width="16386*"/>
    </style:style>
    <style:style style:name="Tabella1.H" style:family="table-column">
      <style:table-column-properties style:column-width="5.001cm" style:rel-column-width="16389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1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ella1.D11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0" style:family="table-row">
      <style:table-row-properties style:min-row-height="0.721cm"/>
    </style:style>
    <style:style style:name="Tabella1.A2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2" style:family="table-row">
      <style:table-row-properties style:min-row-height="0.011cm"/>
    </style:style>
    <style:style style:name="Tabella1.A2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2cm"/>
    </style:style>
    <style:style style:name="Tabella1.A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28" style:family="table-row">
      <style:table-row-properties style:min-row-height="1.069cm"/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ff3333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ff3333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ff3333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717e6" style:font-name-asian="SimSun" style:font-size-asian="10pt" style:font-weight-asian="bold" style:font-name-complex="Tahoma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754b5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54b5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54b5" style:font-name-asian="SimSun" style:font-size-asian="10pt" style:font-weight-asian="normal" style:font-name-complex="Tahoma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fo:color="#ff3333" style:font-name="Ubuntu light" fo:font-size="10pt" fo:font-weight="bold" officeooo:rsid="00e754b5" officeooo:paragraph-rsid="00e754b5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fo:color="#ff3333" style:font-name="Ubuntu light" fo:font-size="12pt" fo:font-weight="bold" officeooo:rsid="00e717e6" officeooo:paragraph-rsid="00e717e6" style:font-name-asian="SimSun" style:font-size-asian="12pt" style:font-weight-asian="bold" style:font-name-complex="Tahoma" style:font-size-complex="12pt" style:font-weight-complex="bold"/>
    </style:style>
    <style:style style:name="P35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3333" style:font-name="Ubuntu Light1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text-properties style:font-name-asian="SimSun" style:font-size-asian="11pt" style:font-name-complex="Tahoma" style:font-size-complex="11pt"/>
    </style:style>
    <style:style style:name="P39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text-properties fo:color="#000000" style:font-name="UBUNTU LIGHT" fo:font-size="10pt" fo:font-weight="bold" officeooo:rsid="00e75149" officeooo:paragraph-rsid="00e75149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54b5" officeooo:paragraph-rsid="00e754b5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51" style:family="paragraph" style:parent-style-name="Standard">
      <style:paragraph-properties fo:text-align="center" style:justify-single-word="false"/>
      <style:text-properties officeooo:paragraph-rsid="00d881c0"/>
    </style:style>
    <style:style style:name="P52" style:family="paragraph" style:parent-style-name="Standard">
      <style:text-properties officeooo:paragraph-rsid="00c78c17"/>
    </style:style>
    <style:style style:name="P53" style:family="paragraph" style:parent-style-name="Standard">
      <style:paragraph-properties fo:text-align="center" style:justify-single-word="false"/>
      <style:text-properties fo:color="#000000" style:font-name="Ubuntu light" officeooo:rsid="00e717e6" officeooo:paragraph-rsid="00e717e6"/>
    </style:style>
    <style:style style:name="P54" style:family="paragraph" style:parent-style-name="Standard">
      <style:paragraph-properties fo:text-align="center" style:justify-single-word="false"/>
      <style:text-properties style:font-name="Ubuntu LIGHT" fo:font-size="10pt" officeooo:rsid="00e754b5" officeooo:paragraph-rsid="00e754b5" style:font-size-asian="10pt" style:font-size-complex="10pt"/>
    </style:style>
    <style:style style:name="P55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5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ff3333" style:font-name="Ubuntu Light1" fo:font-size="10pt" fo:font-weight="bold" officeooo:rsid="00e717e6" officeooo:paragraph-rsid="00eaf0f1" style:font-name-asian="SimSun" style:font-size-asian="10pt" style:font-weight-asian="bold" style:font-name-complex="Tahoma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af0f1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47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48">N°</text:p>
          </table:table-cell>
          <table:covered-table-cell/>
          <table:table-cell table:style-name="Tabella1.A2" table:number-columns-spanned="3" office:value-type="string">
            <text:p text:style-name="P49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50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19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20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21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29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22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58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60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24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32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9"/>
          </table:table-cell>
          <table:covered-table-cell/>
          <table:covered-table-cell/>
          <table:table-cell table:style-name="Tabella1.A9" office:value-type="string">
            <text:p text:style-name="P35">Firma RDQ</text:p>
          </table:table-cell>
          <table:table-cell table:style-name="Tabella1.H9" office:value-type="string">
            <text:p text:style-name="P41"/>
          </table:table-cell>
        </table:table-row>
        <table:table-row table:style-name="Tabella1.8">
          <table:table-cell table:style-name="Tabella1.A8" table:number-columns-spanned="8" office:value-type="string">
            <text:p text:style-name="P34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3" office:value-type="string">
            <text:p text:style-name="P43">ATTIVITA’ PREVISTA</text:p>
          </table:table-cell>
          <table:covered-table-cell/>
          <table:covered-table-cell/>
          <table:table-cell table:style-name="Tabella1.D11" table:number-columns-spanned="3" office:value-type="string">
            <text:p text:style-name="P53">RESPONSABILE DEL TRATTAMENTO</text:p>
          </table:table-cell>
          <table:covered-table-cell/>
          <table:covered-table-cell/>
          <table:table-cell table:style-name="Tabella1.D11" office:value-type="string">
            <text:p text:style-name="P53">SCADENZA</text:p>
          </table:table-cell>
          <table:table-cell table:style-name="Tabella1.H11" office:value-type="string">
            <text:p text:style-name="P53">FIRMA DEL RESPONSABILE DEL TRATTAMENTO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37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1" table:number-columns-spanned="3" office:value-type="string">
            <text:p text:style-name="P10"><text:placeholder text:placeholder-type="text">&lt;line.planned_activity&gt;</text:placeholder></text:p>
          </table:table-cell>
          <table:covered-table-cell/>
          <table:covered-table-cell/>
          <table:table-cell table:style-name="Tabella1.D11" table:number-columns-spanned="3" office:value-type="string">
            <text:p text:style-name="P7"><text:placeholder text:placeholder-type="text">&lt;line.responsible_treatment.name&gt;</text:placeholder></text:p>
          </table:table-cell>
          <table:covered-table-cell/>
          <table:covered-table-cell/>
          <table:table-cell table:style-name="Tabella1.D11" office:value-type="string">
            <text:p text:style-name="P9"><text:placeholder text:placeholder-type="text">&lt;formatLang(line.deadline, date=True) if line.deadline else ''&gt;</text:placeholder></text:p>
          </table:table-cell>
          <table:table-cell table:style-name="Tabella1.H13" office:value-type="string">
            <text:p text:style-name="P41"/>
          </table:table-cell>
        </table:table-row>
        <table:table-row table:style-name="Tabella1.8">
          <table:table-cell table:style-name="Tabella1.A8" table:number-columns-spanned="8" office:value-type="string">
            <text:p text:style-name="P6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34">PIANIFICAZIONE E VERIFICA DELL’EFFETUA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1" office:value-type="string">
            <text:p text:style-name="P42">DATA PIANIFICATA PER LA VERIFICA</text:p>
          </table:table-cell>
          <table:table-cell table:style-name="Tabella1.D11" table:number-columns-spanned="3" office:value-type="string">
            <text:p text:style-name="P42">ATTIVITA’ DA VERIFICARE</text:p>
          </table:table-cell>
          <table:covered-table-cell/>
          <table:covered-table-cell/>
          <table:table-cell table:style-name="Tabella1.D11" table:number-columns-spanned="2" office:value-type="string">
            <text:p text:style-name="P44">DATA DELLA VERIFICA</text:p>
          </table:table-cell>
          <table:covered-table-cell/>
          <table:table-cell table:style-name="Tabella1.D11" office:value-type="string">
            <text:p text:style-name="P44"/>
            <text:p text:style-name="P44">DESCRIZIONE/NOTE</text:p>
          </table:table-cell>
          <table:table-cell table:style-name="Tabella1.H16" office:value-type="string">
            <text:p text:style-name="P44"/>
            <text:p text:style-name="P44">FIRMA DI RAQ</text:p>
          </table:table-cell>
        </table:table-row>
        <table:table-row table:style-name="Tabella1.8">
          <table:table-cell table:style-name="Tabella1.A8" table:number-columns-spanned="8" office:value-type="string">
            <text:p text:style-name="P13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D11" office:value-type="string">
            <text:p text:style-name="P15"><text:placeholder text:placeholder-type="text">&lt;formatLang(line.scheduled_date, date=True) if line.scheduled_date else ''&gt;</text:placeholder></text:p>
          </table:table-cell>
          <table:table-cell table:style-name="Tabella1.D11" table:number-columns-spanned="3" office:value-type="string">
            <text:p text:style-name="P17"><text:placeholder text:placeholder-type="text">&lt;line.activities_check&gt;</text:placeholder></text:p>
          </table:table-cell>
          <table:covered-table-cell/>
          <table:covered-table-cell/>
          <table:table-cell table:style-name="Tabella1.D11" table:number-columns-spanned="2" office:value-type="string">
            <text:p text:style-name="P11"><text:placeholder text:placeholder-type="text">&lt;formatLang(line.date, date=True) if line.date else ''&gt;</text:placeholder></text:p>
          </table:table-cell>
          <table:covered-table-cell/>
          <table:table-cell table:style-name="Tabella1.D11" office:value-type="string">
            <text:p text:style-name="P11"/>
            <text:p text:style-name="P12"><text:placeholder text:placeholder-type="text">&lt;line.note&gt;</text:placeholder></text:p>
          </table:table-cell>
          <table:table-cell table:style-name="Tabella1.H18" office:value-type="string">
            <text:p text:style-name="P8"/>
          </table:table-cell>
        </table:table-row>
        <table:table-row table:style-name="Tabella1.8">
          <table:table-cell table:style-name="Tabella1.A8" table:number-columns-spanned="8" office:value-type="string">
            <text:p text:style-name="P6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0">
          <table:table-cell table:style-name="Tabella1.A20" table:number-columns-spanned="8" office:value-type="string">
            <text:p text:style-name="P59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61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27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F2" table:number-columns-spanned="8" office:value-type="string">
            <text:p text:style-name="P30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8" office:value-type="string">
            <text:p text:style-name="P62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6" table:number-columns-spanned="8" office:value-type="string">
            <text:p text:style-name="P63"><text:placeholder text:placeholder-type="text">&lt;o.judgement or ""&gt;</text:placeholder></text:p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32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9"/>
          </table:table-cell>
          <table:covered-table-cell/>
          <table:covered-table-cell/>
          <table:table-cell table:style-name="Tabella1.A9" office:value-type="string">
            <text:p text:style-name="P36">Firma RDQ</text:p>
          </table:table-cell>
          <table:table-cell table:style-name="Tabella1.H27" office:value-type="string">
            <text:p text:style-name="P40"/>
          </table:table-cell>
        </table:table-row>
        <table:table-row table:style-name="Tabella1.28">
          <table:table-cell table:style-name="Tabella1.A28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32B552A2F0D56285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5"><draw:image xlink:href="Pictures/10000000000005160000047185CB625331BA4149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2-11T15:09:55.421263381</dc:date>
    <meta:editing-duration>P1DT22H39M45S</meta:editing-duration>
    <meta:editing-cycles>586</meta:editing-cycles>
    <meta:generator>LibreOffice/6.0.7.3$Linux_x86 LibreOffice_project/00m0$Build-3</meta:generator>
    <meta:document-statistic meta:table-count="2" meta:image-count="2" meta:object-count="0" meta:page-count="2" meta:paragraph-count="53" meta:word-count="182" meta:character-count="1599" meta:non-whitespace-character-count="1442"/>
    <meta:user-defined meta:name="Info 1"/>
    <meta:user-defined meta:name="Info 2"/>
    <meta:user-defined meta:name="Info 3"/>
    <meta:user-defined meta:name="Info 4"/>
  </office:meta>
</office:document-meta>
</file>